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337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T1" style:family="text">
      <style:text-properties officeooo:rsid="001e33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 = Movimento. Autonomia. Resultado.<text:line-break/>Tecnologia que flui. Resultado que acontece.<text:line-break/><text:line-break/><text:span text:style-name="Strong_20_Emphasis">Movimento</text:span></text:p>
      <text:p text:style-name="Text_20_body">Você não entrega ideia parada.<text:line-break/>Você cria fluxo, transformação, avanço.<text:line-break/>É tecnologia que sai do slide e vira vida real.</text:p>
      <text:p text:style-name="Text_20_body"><text:span text:style-name="Strong_20_Emphasis">Sensação:</text:span> dinamismo, velocidade, fluidez, evolução contínua.</text:p>
      <text:h text:style-name="Heading_20_2" text:outline-level="2"><text:span text:style-name="Strong_20_Emphasis">Autonomia</text:span></text:h>
      <text:p text:style-name="Text_20_body">Essa é a palavra mais poderosa da sua marca.</text:p>
      <text:p text:style-name="Text_20_body">Significa:</text:p>
      <text:list xml:id="list704316570" text:style-name="L1">
        <text:list-item>
          <text:p text:style-name="P2">independência tecnológica</text:p>
        </text:list-item>
        <text:list-item>
          <text:p text:style-name="P2">sistemas inteligentes</text:p>
        </text:list-item>
        <text:list-item>
          <text:p text:style-name="P2">processos que se resolvem</text:p>
        </text:list-item>
        <text:list-item>
          <text:p text:style-name="P2">liberdade de operação</text:p>
        </text:list-item>
        <text:list-item>
          <text:p text:style-name="P2">decisões apoiadas por dados</text:p>
        </text:list-item>
        <text:list-item>
          <text:p text:style-name="P2">IA que trabalha junto</text:p>
        </text:list-item>
      </text:list>
      <text:p text:style-name="Text_20_body">Autonomia coloca você no lugar de <text:span text:style-name="Strong_20_Emphasis">criador de soluções que funcionam sozinhas</text:span>, sem dependência, sem fricção.</text:p>
      <text:p text:style-name="Text_20_body">É sobre empoderar o cliente.</text:p>
      <text:h text:style-name="Heading_20_2" text:outline-level="2"><text:span text:style-name="Strong_20_Emphasis">Resultado</text:span></text:h>
      <text:p text:style-name="Text_20_body">Aqui você fecha o ciclo.</text:p>
      <text:p text:style-name="Text_20_body">Você não vende só criatividade ou só tecnologia.<text:line-break/>Você vende <text:span text:style-name="Strong_20_Emphasis">coisa funcionando</text:span>, <text:span text:style-name="Strong_20_Emphasis">valor entregue</text:span>, <text:span text:style-name="Strong_20_Emphasis">números concretos</text:span>.</text:p>
      <text:p text:style-name="Text_20_body">Resultado é o seu norte.<text:line-break/><text:line-break/></text:p>
      <text:h text:style-name="Heading_20_3" text:outline-level="3"><text:soft-page-break/><text:span text:style-name="Strong_20_Emphasis">Tech com propósito</text:span></text:h>
      <text:h text:style-name="Heading_20_3" text:outline-level="3"><text:span text:style-name="Strong_20_Emphasis">• Automação inteligente sem falar “automação”</text:span></text:h>
      <text:h text:style-name="Heading_20_3" text:outline-level="3"><text:span text:style-name="Strong_20_Emphasis">• Produtos e integrações que libertam o cliente</text:span></text:h>
      <text:h text:style-name="Heading_20_3" text:outline-level="3"><text:span text:style-name="Strong_20_Emphasis">• Tecnologia como ferramenta de independência</text:span></text:h>
      <text:h text:style-name="Heading_20_3" text:outline-level="3"><text:span text:style-name="Strong_20_Emphasis">• IA que remove atrito, não que complica</text:span></text:h>
      <text:p text:style-name="Text_20_body">A vibe é essa:<text:line-break/><text:span text:style-name="Strong_20_Emphasis">mar calmo, profundo, contínuo — mas digital.</text:span></text:p>
      <text:p text:style-name="Standard"><text:line-break/><text:span text:style-name="Strong_20_Emphasis">Texto institucional (curto, direto e forte)</text:span></text:p>
      <text:p text:style-name="Text_20_body">A MAR nasce para simplificar o complexo. Somos um estúdio tech que une estratégia, produto, IA e implementação real para criar autonomia operacional e entregar resultados consistentes.<text:line-break/>Transformamos ideias em fluxos, processos em inteligência e desafios em soluções que funcionam — de verdade.<text:line-break/>Na MAR, tudo tem movimento, tudo gera valor, tudo chega no resultado.</text:p>
      <text:p text:style-name="Standard">Pitch: A MAR é um estúdio de tecnologia e produto que cria soluções inteligentes com foco em autonomia e resultado. Unimos IA, estratégia e execução prática para transformar desafios em fluxos funcionais. Nada de promessa — aqui é movimento real e entrega concreta.<text:line-break/><text:line-break/><text:span text:style-name="Strong_20_Emphasis">Manifesto da marca MAR</text:span></text:p>
      <text:p text:style-name="Text_20_body">Somos movimento.<text:line-break/>Não acreditamos em estático, em esperar, em complicar.<text:line-break/>Acreditamos no fluxo — naquilo que avança, conecta e evolui.</text:p>
      <text:p text:style-name="Text_20_body">Somos autonomia.<text:line-break/>Criamos soluções inteligentes, independentes e sustentáveis.<text:line-break/>Tecnologia que liberta, não que aprisiona.<text:line-break/>Processos que funcionam, sistemas que aprendem, ideias que se tornam reais.</text:p>
      <text:p text:style-name="Text_20_body">Somos resultado.<text:line-break/>O fim é sempre entregar valor.<text:line-break/>Valor que melhora, que simplifica, que resolve.<text:line-break/>Não trabalhamos para produzir mais ruído — trabalhamos para produzir impacto.</text:p>
      <text:p text:style-name="Text_20_body">Somos MAR.<text:line-break/>Movimento que transforma.<text:line-break/>Autonomia que potencializa.<text:line-break/>Resultado que permanece.</text:p>
      <text:h text:style-name="Heading_20_1" text:outline-level="1"><text:soft-page-break/><text:span text:style-name="Strong_20_Emphasis">1. O posicionamento que você tá criando já existe — mas ainda é raro</text:span></text:h>
      <text:p text:style-name="Text_20_body">Estudos e iniciativas pelo mundo mostram a mesma dor:</text:p>
      <text:h text:style-name="Heading_20_3" text:outline-level="3"><text:span text:style-name="Strong_20_Emphasis">➡️ Pequenos comércios, autônomos e MEIs não acompanham a revolução tecnológica.</text:span></text:h>
      <text:p text:style-name="Text_20_body">E isso:</text:p>
      <text:list xml:id="list2502305854" text:style-name="L2">
        <text:list-item>
          <text:p text:style-name="P3">reduz faturamento</text:p>
        </text:list-item>
        <text:list-item>
          <text:p text:style-name="P3">piora a gestão</text:p>
        </text:list-item>
        <text:list-item>
          <text:p text:style-name="P3">bloqueia vendas</text:p>
        </text:list-item>
        <text:list-item>
          <text:p text:style-name="P3">afasta do mercado digital</text:p>
        </text:list-item>
        <text:list-item>
          <text:p text:style-name="P3">cria fragilidade social</text:p>
        </text:list-item>
      </text:list>
      <text:p text:style-name="Text_20_body"><text:span text:style-name="Strong_20_Emphasis">Fontes globais que reforçam esse cenário:</text:span></text:p>
      <text:list xml:id="list1287778119" text:style-name="L3">
        <text:list-item>
          <text:p text:style-name="P4">OCDE (Organização para Cooperação e Desenvolvimento Econômico)</text:p>
        </text:list-item>
        <text:list-item>
          <text:p text:style-name="P4">Banco Mundial</text:p>
        </text:list-item>
        <text:list-item>
          <text:p text:style-name="P4">Sebrae</text:p>
        </text:list-item>
        <text:list-item>
          <text:p text:style-name="P4">McKinsey</text:p>
        </text:list-item>
        <text:list-item>
          <text:p text:style-name="P4">MIT Digital Economy Initiative</text:p>
        </text:list-item>
        <text:list-item>
          <text:p text:style-name="P4">Google for Small Business Research</text:p>
        </text:list-item>
        <text:list-item>
          <text:p text:style-name="P4">Meta Global Small Business Survey</text:p>
        </text:list-item>
      </text:list>
      <text:p text:style-name="Text_20_body">Eles dizem a mesma coisa:</text:p>
      <text:p text:style-name="Quotations"><text:span text:style-name="Strong_20_Emphasis">Pequenas empresas querem tecnologia, mas não sabem por onde começar.</text:span></text:p>
      <text:p text:style-name="Text_20_body">E é aqui que a MAR encaixa como uma luva.</text:p>
      <text:p text:style-name="Horizontal_20_Line"/>
      <text:h text:style-name="Heading_20_1" text:outline-level="1">🇧🇷 <text:span text:style-name="Strong_20_Emphasis">2. Referências brasileiras que comprovam sua tese</text:span></text:h>
      <text:p text:style-name="Text_20_body">No Brasil, o cenário é SURREAL:</text:p>
      <text:p text:style-name="Text_20_body">📌 <text:span text:style-name="Strong_20_Emphasis">Sebrae</text:span> mostra que 80% dos pequenos negócios querem digitalizar, mas só 22% conseguem.<text:line-break/>📌 O <text:span text:style-name="Strong_20_Emphasis">Google Brasil</text:span> lançou estudos dizendo que falta orientação prática.<text:line-break/><text:soft-page-break/>📌 <text:span text:style-name="Strong_20_Emphasis">Nubank, Mercado Pago, iFood e Magalu</text:span> começaram justamente apoiando quem ficou pra trás.<text:line-break/>📌 <text:span text:style-name="Strong_20_Emphasis">GovTechs</text:span> reforçam que inclusão digital muda a economia local.</text:p>
      <text:p text:style-name="Text_20_body">Você está literalmente mirando onde <text:span text:style-name="Strong_20_Emphasis">ninguém está olhando direito</text:span>:<text:line-break/><text:span text:style-name="Strong_20_Emphasis">uma agência tech que serve tanto o enterprise quanto o “Seu João da padaria”.</text:span></text:p>
      <text:p text:style-name="Text_20_body">Isso é MAR:<text:line-break/><text:span text:style-name="Strong_20_Emphasis">Movimento. Autonomia. Resultado — pra todos.</text:span></text:p>
      <text:p text:style-name="Horizontal_20_Line"/>
      <text:h text:style-name="Heading_20_1" text:outline-level="1">🤖 <text:span text:style-name="Strong_20_Emphasis">3. A ideia da IA que pergunta antes de tudo é GENIAL</text:span></text:h>
      <text:p text:style-name="Text_20_body">Vou te mostrar porque isso entrega exatamente o que o mercado precisa:</text:p>
      <text:h text:style-name="Heading_20_3" text:outline-level="3">🎯 <text:span text:style-name="Strong_20_Emphasis">IA como primeira camada de atendimento = inclusão</text:span></text:h>
      <text:p text:style-name="Text_20_body">Para uma empresa pequena, o maior medo é:</text:p>
      <text:list xml:id="list3445933489" text:style-name="L4">
        <text:list-item>
          <text:p text:style-name="P5">“eu não sei por onde começar”</text:p>
        </text:list-item>
        <text:list-item>
          <text:p text:style-name="P5">“não tenho dinheiro”</text:p>
        </text:list-item>
        <text:list-item>
          <text:p text:style-name="P5">“não entendo tecnologia”</text:p>
        </text:list-item>
        <text:list-item>
          <text:p text:style-name="P5">“vou ser enrolado”</text:p>
        </text:list-item>
      </text:list>
      <text:p text:style-name="Text_20_body">Quando a IA pergunta:</text:p>
      <text:list xml:id="list1399970368" text:style-name="L5">
        <text:list-item>
          <text:p text:style-name="P6"><text:span text:style-name="Strong_20_Emphasis">O que você veio buscar?</text:span></text:p>
        </text:list-item>
        <text:list-item>
          <text:p text:style-name="P6"><text:span text:style-name="Strong_20_Emphasis">Está pronto para o próximo passo?</text:span></text:p>
        </text:list-item>
        <text:list-item>
          <text:p text:style-name="P6"><text:span text:style-name="Strong_20_Emphasis">Qual seu e-mail e telefone?</text:span></text:p>
        </text:list-item>
      </text:list>
      <text:p text:style-name="Text_20_body">Ela:</text:p>
      <text:p text:style-name="Text_20_body">✔️ remove medo<text:line-break/>✔️ acolhe<text:line-break/>✔️ entende<text:line-break/>✔️ guia<text:line-break/>✔️ dá sensação de controle<text:line-break/>✔️ simplifica tudo</text:p>
      <text:p text:style-name="Text_20_body">Isso é <text:span text:style-name="Strong_20_Emphasis">suporte, venda e acolhimento em uma única ação.</text:span></text:p>
      <text:p text:style-name="Horizontal_20_Line"/>
      <text:h text:style-name="Heading_20_1" text:outline-level="1"><text:soft-page-break/>🔥 <text:span text:style-name="Strong_20_Emphasis">4. Como isso vira o começo PERFECT do site da MAR</text:span></text:h>
      <text:h text:style-name="Heading_20_2" text:outline-level="2"><text:span text:style-name="Strong_20_Emphasis">HOME PAGE → Hero interativo com IA</text:span></text:h>
      <text:p text:style-name="Text_20_body">Ao invés de texto estático…</text:p>
      <text:p text:style-name="Text_20_body">A tela abre com uma interface limpa, elegante, futurista e calma (estética MAR).</text:p>
      <text:p text:style-name="Text_20_body">No centro, uma IA começa com:</text:p>
      <text:p text:style-name="Text_20_body"><text:span text:style-name="Strong_20_Emphasis">“Oi, eu sou a MAR.<text:line-break/>O que você veio buscar hoje?”</text:span></text:p>
      <text:p text:style-name="Text_20_body"><text:span text:style-name="Strong_20_Emphasis">Opções inteligentes sugeridas:</text:span></text:p>
      <text:list xml:id="list2907536291" text:style-name="L6">
        <text:list-item>
          <text:p text:style-name="P7">Quero automatizar algo</text:p>
        </text:list-item>
        <text:list-item>
          <text:p text:style-name="P7">Quero ajuda com tecnologia</text:p>
        </text:list-item>
        <text:list-item>
          <text:p text:style-name="P7">Sou MEI/pequeno comércio e preciso modernizar</text:p>
        </text:list-item>
        <text:list-item>
          <text:p text:style-name="P7">Quero melhorar processos da minha empresa</text:p>
        </text:list-item>
        <text:list-item>
          <text:p text:style-name="P7">Preciso de IA no meu negócio</text:p>
        </text:list-item>
        <text:list-item>
          <text:p text:style-name="P7">Não sei, mas quero entender</text:p>
        </text:list-item>
      </text:list>
      <text:p text:style-name="Text_20_body">A IA, então, responde com:<text:line-break/><text:span text:style-name="Strong_20_Emphasis">“Legal.<text:line-break/>Você está pronto para dar o próximo passo?”</text:span></text:p>
      <text:p text:style-name="Text_20_body">Depois:<text:line-break/><text:span text:style-name="Strong_20_Emphasis">“Deixa seu e-mail e telefone e eu monto um caminho pra você.”</text:span></text:p>
      <text:p text:style-name="Text_20_body">📌 Isso atende <text:span text:style-name="Strong_20_Emphasis">empresa gigante</text:span> e <text:span text:style-name="Strong_20_Emphasis">pequeno empreendedor</text:span> igualmente.<text:line-break/>📌 Isso cria <text:span text:style-name="Strong_20_Emphasis">personalização real</text:span>.<text:line-break/>📌 Isso coloca a MAR como <text:span text:style-name="Strong_20_Emphasis">inteligência + acolhimento + acessibilidade + inovação</text:span>.</text:p>
      <text:p text:style-name="Horizontal_20_Line"/>
      <text:h text:style-name="Heading_20_1" text:outline-level="1">🧠 <text:span text:style-name="Strong_20_Emphasis">5. Depois disso, o site se adapta ao que a pessoa precisa</text:span></text:h>
      <text:p text:style-name="Text_20_body">O site muda de acordo com o que ela marcou.</text:p>
      <text:p text:style-name="Text_20_body">Exemplos:</text:p>
      <text:h text:style-name="Heading_20_3" text:outline-level="3"><text:soft-page-break/><text:span text:style-name="Strong_20_Emphasis">Se for MEI / pequeno negócio</text:span></text:h>
      <text:p text:style-name="Text_20_body">Aparece:</text:p>
      <text:list xml:id="list3326241865" text:style-name="L7">
        <text:list-item>
          <text:p text:style-name="P8">soluções simples</text:p>
        </text:list-item>
        <text:list-item>
          <text:p text:style-name="P8">planos acessíveis</text:p>
        </text:list-item>
        <text:list-item>
          <text:p text:style-name="P8">automatizações fáceis</text:p>
        </text:list-item>
        <text:list-item>
          <text:p text:style-name="P8">ferramentas essenciais</text:p>
        </text:list-item>
        <text:list-item>
          <text:p text:style-name="P8">suporte humano real</text:p>
        </text:list-item>
      </text:list>
      <text:h text:style-name="Heading_20_3" text:outline-level="3"><text:span text:style-name="Strong_20_Emphasis">Se for média/grande empresa</text:span></text:h>
      <text:p text:style-name="Text_20_body">Entra:</text:p>
      <text:list xml:id="list516143172" text:style-name="L8">
        <text:list-item>
          <text:p text:style-name="P9">automação avançada</text:p>
        </text:list-item>
        <text:list-item>
          <text:p text:style-name="P9">integrações</text:p>
        </text:list-item>
        <text:list-item>
          <text:p text:style-name="P9">IA</text:p>
        </text:list-item>
        <text:list-item>
          <text:p text:style-name="P9">consultoria</text:p>
        </text:list-item>
        <text:list-item>
          <text:p text:style-name="P9">produto</text:p>
        </text:list-item>
        <text:list-item>
          <text:p text:style-name="P9">sistemas internos</text:p>
        </text:list-item>
      </text:list>
      <text:h text:style-name="Heading_20_3" text:outline-level="3"><text:span text:style-name="Strong_20_Emphasis">Se for alguém perdido</text:span></text:h>
      <text:p text:style-name="Text_20_body">Página:<text:line-break/><text:span text:style-name="Strong_20_Emphasis">“Começar do zero”</text:span><text:line-break/>— com linguagem acolhedora<text:line-break/>— explicações simples<text:line-break/>— caminho claro</text:p>
      <text:p text:style-name="Horizontal_20_Line"/>
      <text:h text:style-name="Heading_20_1" text:outline-level="1">✨ <text:span text:style-name="Strong_20_Emphasis">6. Isso cria uma marca que não só vende — ela cuida.</text:span></text:h>
      <text:p text:style-name="Text_20_body">Esse é o futuro das empresas de tecnologia:</text:p>
      <text:p text:style-name="Text_20_body"><text:span text:style-name="Strong_20_Emphasis">Tecnologia com humanização e propósito.</text:span></text:p>
      <text:p text:style-name="Text_20_body">Você tá criando:</text:p>
      <text:list xml:id="list1516006263" text:style-name="L9">
        <text:list-item>
          <text:p text:style-name="P10">inclusão digital</text:p>
        </text:list-item>
        <text:list-item>
          <text:p text:style-name="P10">impacto econômico</text:p>
        </text:list-item>
        <text:list-item>
          <text:p text:style-name="P10"><text:soft-page-break/>transformação real</text:p>
        </text:list-item>
        <text:list-item>
          <text:p text:style-name="P10">um modelo que respeita onde cada um está</text:p>
        </text:list-item>
      </text:list>
      <text:p text:style-name="Text_20_body">E isso faz a MAR ser muito mais do que uma agência.<text:line-break/>Ela vira um <text:span text:style-name="Strong_20_Emphasis">movimento</text:span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1:12:53.429498972</meta:creation-date>
    <dc:date>2025-11-22T15:02:40.292207089</dc:date>
    <meta:editing-duration>PT20M49S</meta:editing-duration>
    <meta:editing-cycles>1</meta:editing-cycles>
    <meta:document-statistic meta:table-count="0" meta:image-count="0" meta:object-count="0" meta:page-count="7" meta:paragraph-count="116" meta:word-count="962" meta:character-count="5759" meta:non-whitespace-character-count="4943"/>
    <meta:generator>LibreOffice/7.3.7.2$Linux_X86_64 LibreOffice_project/30$Build-2</meta:generator>
  </office:meta>
</office:document-meta>
</file>